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officeooo:paragraph-rsid="001a1287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officeooo:paragraph-rsid="001a1287" fo:background-color="#ffffff" style:font-size-asian="9.5pt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officeooo:rsid="001a1287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<text:span text:style-name="T2">MY</text:span>SQL - HASHTAG IMPRESSIONADOR</text:p>
      <text:p text:style-name="Standard"/>
      <text:p text:style-name="P2" loext:marker-style-name="T1"><text:span text:style-name="T3">1º</text:span> - CRIE UM REPOSITORIO NO GITHUB.COM </text:p>
      <text:p text:style-name="P2" loext:marker-style-name="T1"/>
      <text:p text:style-name="P2" loext:marker-style-name="T1"><text:span text:style-name="T3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3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3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4:27:03.597819800</meta:creation-date>
    <dc:date>2025-07-17T21:28:20.741353500</dc:date>
    <meta:editing-duration>PT6H50M30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5" meta:word-count="127" meta:character-count="785" meta:non-whitespace-character-count="583"/>
  </office:meta>
</office:document-meta>
</file>